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99pt double #000000" style:border-line-width-left="0.12mm 0.12mm 0.12mm" fo:border-right="none" fo:border-top="0.99pt double #000000" style:border-line-width-top="0.12mm 0.12mm 0.12mm" style:vertical-align="middle"/>
      <style:paragraph-properties fo:text-align="center" fo:margin-left="0mm"/>
      <style:text-properties fo:color="#ff9999" fo:font-size="7pt" style:font-size-asian="7pt" style:font-size-complex="7pt"/>
      <style:map style:condition="cell-content()=0" style:apply-style-name="Unbenannt1" style:base-cell-address="Tabelle1.B2"/>
      <style:map style:condition="cell-content()=1" style:apply-style-name="Unbenannt2" style:base-cell-address="Tabelle1.B2"/>
    </style:style>
    <style:style style:name="ce2" style:family="table-cell" style:parent-style-name="Default">
      <style:table-cell-properties fo:border-bottom="none" style:text-align-source="fix" style:repeat-content="false" fo:border-left="0.99pt double #000000" style:border-line-width-left="0.12mm 0.12mm 0.12mm" fo:border-right="none" fo:border-top="none" style:vertical-align="middle"/>
      <style:paragraph-properties fo:text-align="center" fo:margin-left="0mm"/>
      <style:text-properties fo:color="#ff9999" fo:font-size="7pt" style:font-size-asian="7pt" style:font-size-complex="7pt"/>
      <style:map style:condition="cell-content()=0" style:apply-style-name="Unbenannt1" style:base-cell-address="Tabelle1.B2"/>
      <style:map style:condition="cell-content()=1" style:apply-style-name="Unbenannt2" style:base-cell-address="Tabelle1.B2"/>
    </style:style>
    <style:style style:name="ce3" style:family="table-cell" style:parent-style-name="Default">
      <style:table-cell-properties fo:border-bottom="0.99pt double #000000" style:border-line-width-bottom="0.12mm 0.12mm 0.12mm" style:text-align-source="fix" style:repeat-content="false" fo:border-left="0.99pt double #000000" style:border-line-width-left="0.12mm 0.12mm 0.12mm" fo:border-right="none" fo:border-top="none" style:vertical-align="middle"/>
      <style:paragraph-properties fo:text-align="center" fo:margin-left="0mm"/>
      <style:text-properties fo:color="#ff9999" fo:font-size="7pt" style:font-size-asian="7pt" style:font-size-complex="7pt"/>
      <style:map style:condition="cell-content()=0" style:apply-style-name="Unbenannt1" style:base-cell-address="Tabelle1.B2"/>
      <style:map style:condition="cell-content()=1" style:apply-style-name="Unbenannt2" style:base-cell-address="Tabelle1.B2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99pt double #000000" style:border-line-width-top="0.12mm 0.12mm 0.12mm" style:vertical-align="middle"/>
      <style:paragraph-properties fo:text-align="center" fo:margin-left="0mm"/>
      <style:text-properties fo:color="#ff9999" fo:font-size="7pt" style:font-size-asian="7pt" style:font-size-complex="7pt"/>
      <style:map style:condition="cell-content()=0" style:apply-style-name="Unbenannt1" style:base-cell-address="Tabelle1.B2"/>
      <style:map style:condition="cell-content()=1" style:apply-style-name="Unbenannt2" style:base-cell-address="Tabelle1.B2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9999" fo:font-size="7pt" style:font-size-asian="7pt" style:font-size-complex="7pt"/>
      <style:map style:condition="cell-content()=0" style:apply-style-name="Unbenannt1" style:base-cell-address="Tabelle1.B2"/>
      <style:map style:condition="cell-content()=1" style:apply-style-name="Unbenannt2" style:base-cell-address="Tabelle1.B2"/>
    </style:style>
    <style:style style:name="ce6" style:family="table-cell" style:parent-style-name="Default">
      <style:table-cell-properties fo:border-bottom="0.99pt double #000000" style:border-line-width-bottom="0.12mm 0.12mm 0.12mm" style:text-align-source="fix" style:repeat-content="false" fo:border-left="none" fo:border-right="none" fo:border-top="none" style:vertical-align="middle"/>
      <style:paragraph-properties fo:text-align="center" fo:margin-left="0mm"/>
      <style:text-properties fo:color="#ff9999" fo:font-size="7pt" style:font-size-asian="7pt" style:font-size-complex="7pt"/>
      <style:map style:condition="cell-content()=0" style:apply-style-name="Unbenannt1" style:base-cell-address="Tabelle1.B2"/>
      <style:map style:condition="cell-content()=1" style:apply-style-name="Unbenannt2" style:base-cell-address="Tabelle1.B2"/>
    </style:style>
    <style:style style:name="ce7" style:family="table-cell" style:parent-style-name="Default">
      <style:table-cell-properties fo:border-bottom="0.99pt double #000000" style:border-line-width-bottom="0.12mm 0.12mm 0.12mm" style:text-align-source="fix" style:repeat-content="false" fo:border-left="none" fo:border-right="none" fo:border-top="none" style:vertical-align="middle"/>
      <style:paragraph-properties fo:text-align="center" fo:margin-left="0mm"/>
      <style:text-properties fo:color="#ff9999" fo:font-size="7pt" style:font-size-asian="7pt" style:font-size-complex="7pt"/>
      <style:map style:condition="cell-content()=0" style:apply-style-name="Unbenannt1" style:base-cell-address="Tabelle1.I10"/>
      <style:map style:condition="cell-content()=1" style:apply-style-name="Unbenannt2" style:base-cell-address="Tabelle1.I10"/>
    </style:style>
    <style:style style:name="ce8" style:family="table-cell" style:parent-style-name="Default">
      <style:table-cell-properties fo:border-bottom="none" style:text-align-source="fix" style:repeat-content="false" fo:border-left="none" fo:border-right="0.99pt double #000000" style:border-line-width-right="0.12mm 0.12mm 0.12mm" fo:border-top="0.99pt double #000000" style:border-line-width-top="0.12mm 0.12mm 0.12mm" style:vertical-align="middle"/>
      <style:paragraph-properties fo:text-align="center" fo:margin-left="0mm"/>
      <style:text-properties fo:color="#ff9999" fo:font-size="7pt" style:font-size-asian="7pt" style:font-size-complex="7pt"/>
      <style:map style:condition="cell-content()=0" style:apply-style-name="Unbenannt1" style:base-cell-address="Tabelle1.B2"/>
      <style:map style:condition="cell-content()=1" style:apply-style-name="Unbenannt2" style:base-cell-address="Tabelle1.B2"/>
    </style:style>
    <style:style style:name="ce9" style:family="table-cell" style:parent-style-name="Default">
      <style:table-cell-properties fo:border-bottom="none" style:text-align-source="fix" style:repeat-content="false" fo:border-left="none" fo:border-right="0.99pt double #000000" style:border-line-width-right="0.12mm 0.12mm 0.12mm" fo:border-top="none" style:vertical-align="middle"/>
      <style:paragraph-properties fo:text-align="center" fo:margin-left="0mm"/>
      <style:text-properties fo:color="#ff9999" fo:font-size="7pt" style:font-size-asian="7pt" style:font-size-complex="7pt"/>
      <style:map style:condition="cell-content()=0" style:apply-style-name="Unbenannt1" style:base-cell-address="Tabelle1.B2"/>
      <style:map style:condition="cell-content()=1" style:apply-style-name="Unbenannt2" style:base-cell-address="Tabelle1.B2"/>
    </style:style>
    <style:style style:name="ce10" style:family="table-cell" style:parent-style-name="Default">
      <style:table-cell-properties fo:border-bottom="0.99pt double #000000" style:border-line-width-bottom="0.12mm 0.12mm 0.12mm" style:text-align-source="fix" style:repeat-content="false" fo:border-left="none" fo:border-right="0.99pt double #000000" style:border-line-width-right="0.12mm 0.12mm 0.12mm" fo:border-top="none" style:vertical-align="middle"/>
      <style:paragraph-properties fo:text-align="center" fo:margin-left="0mm"/>
      <style:text-properties fo:color="#ff9999" fo:font-size="7pt" style:font-size-asian="7pt" style:font-size-complex="7pt"/>
      <style:map style:condition="cell-content()=0" style:apply-style-name="Unbenannt1" style:base-cell-address="Tabelle1.B2"/>
      <style:map style:condition="cell-content()=1" style:apply-style-name="Unbenannt2" style:base-cell-address="Tabelle1.B2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7" table:default-cell-style-name="ce5"/>
        <table:table-column table:style-name="co1" table:default-cell-style-name="ce9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9"/>
          <table:table-cell/>
          <table:table-cell office:value-type="string" calcext:value-type="string">
            <text:p>Bytes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formula="of:=BIN2HEX(DECIMAL((CONCATENATE([.I2];[.H2];[.G2];[.F2];[.E2];[.D2];[.C2];[.B2])) ;10); 2)" office:value-type="string" office:string-value="00" calcext:value-type="string">
            <text:p>00</text:p>
          </table:table-cell>
          <table:table-cell table:formula="of:=CONCATENATE([.L2];[.L3];[.L4];[.L5];[.L6];[.L7];[.L8];[.L9];[.L10];[.L11];[.L12])" office:value-type="string" office:string-value="00448910E54B9428510000" calcext:value-type="string">
            <text:p>00448910E54B94285100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BIN2HEX(DECIMAL((CONCATENATE([.H3];[.G3];[.F3];[.E3];[.D3];[.C3];[.B3];[.J2])) ;10); 2)" office:value-type="string" office:string-value="44" calcext:value-type="string">
            <text:p>44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BIN2HEX(DECIMAL((CONCATENATE([.G4];[.F4];[.E4];[.D4];[.C4];[.B4];[.J3];[.I3])) ;10); 2)" office:value-type="string" office:string-value="89" calcext:value-type="string">
            <text:p>89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BIN2HEX(DECIMAL((CONCATENATE([.F5];[.E5];[.D5];[.C5];[.B5];[.J4];[.I4];[.H4])) ;10); 2)" office:value-type="string" office:string-value="10" calcext:value-type="string">
            <text:p>1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BIN2HEX(DECIMAL((CONCATENATE([.E6];[.D6];[.C6];[.B6];[.J5];[.I5];[.H5];[.G5])) ;10); 2)" office:value-type="string" office:string-value="E5" calcext:value-type="string">
            <text:p>E5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BIN2HEX(DECIMAL((CONCATENATE([.D7];[.C7];[.B7];[.J6];[.I6];[.H6];[.G6];[.F6])) ;10); 2)" office:value-type="string" office:string-value="4B" calcext:value-type="string">
            <text:p>4B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BIN2HEX(DECIMAL((CONCATENATE([.C8];[.B8];[.J7];[.I7];[.H7];[.G7];[.F7];[.E7])) ;10); 2)" office:value-type="string" office:string-value="94" calcext:value-type="string">
            <text:p>94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BIN2HEX(DECIMAL((CONCATENATE([.B9];[.J8];[.I8];[.H8];[.G8];[.F8];[.E8];[.D8])) ;10); 2)" office:value-type="string" office:string-value="28" calcext:value-type="string">
            <text:p>28</text:p>
          </table:table-cell>
          <table:table-cell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formula="of:=BIN2HEX(DECIMAL((CONCATENATE([.J9];[.I9];[.H9];[.G9];[.F9];[.E9];[.D9];[.C9])) ;10); 2)" office:value-type="string" office:string-value="51" calcext:value-type="string">
            <text:p>51</text:p>
          </table:table-cell>
          <table:table-cell/>
        </table:table-row>
        <table:table-row table:style-name="ro2">
          <table:table-cell/>
          <table:table-cell table:style-name="Default" table:number-columns-repeated="9"/>
          <table:table-cell/>
          <table:table-cell table:formula="of:=BIN2HEX(DECIMAL((CONCATENATE([.I10];[.H10];[.G10];[.F10];[.E10];[.D10];[.C10];[.B10])) ;10); 2)" office:value-type="string" office:string-value="00" calcext:value-type="string">
            <text:p>00</text:p>
          </table:table-cell>
          <table:table-cell/>
        </table:table-row>
        <table:table-row table:style-name="ro2">
          <table:table-cell/>
          <table:table-cell table:style-name="Default" table:number-columns-repeated="9"/>
          <table:table-cell/>
          <table:table-cell table:formula="of:=BIN2HEX(DECIMAL((CONCATENATE([.J10])) ;10); 2)" office:value-type="string" office:string-value="00" calcext:value-type="string">
            <text:p>00</text:p>
          </table:table-cell>
          <table:table-cell/>
        </table:table-row>
        <calcext:conditional-formats>
          <calcext:conditional-format calcext:target-range-address="Tabelle1.B10:Tabelle1.H10 Tabelle1.J10:Tabelle1.J10 Tabelle1.B2:Tabelle1.J9">
            <calcext:condition calcext:apply-style-name="Unbenannt1" calcext:value="=0" calcext:base-cell-address="Tabelle1.B2"/>
            <calcext:condition calcext:apply-style-name="Unbenannt2" calcext:value="=1" calcext:base-cell-address="Tabelle1.B2"/>
          </calcext:conditional-format>
          <calcext:conditional-format calcext:target-range-address="Tabelle1.I10:Tabelle1.I10">
            <calcext:condition calcext:apply-style-name="Unbenannt1" calcext:value="=0" calcext:base-cell-address="Tabelle1.I10"/>
            <calcext:condition calcext:apply-style-name="Unbenannt2" calcext:value="=1" calcext:base-cell-address="Tabelle1.I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ffffff"/>
    </style:style>
    <style:style style:name="Unbenannt2" style:family="table-cell" style:parent-style-name="Default">
      <style:table-cell-properties fo:background-color="#1c1c1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9">00.00.0000</text:date>, <text:time style:data-style-name="N2" text:time-value="15:22:35.374985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5:41:03.193316000</meta:creation-date>
    <dc:date>2016-10-09T19:56:49.737149000</dc:date>
    <meta:editing-duration>PT4H44M36S</meta:editing-duration>
    <meta:editing-cycles>2</meta:editing-cycles>
    <meta:generator>LibreOffice/5.1.5.2$MacOSX_X86_64 LibreOffice_project/7a864d8825610a8c07cfc3bc01dd4fce6a9447e5</meta:generator>
    <meta:document-statistic meta:table-count="1" meta:cell-count="95" meta:object-count="0"/>
  </office:meta>
</office:document-meta>
</file>